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p text:style-name="Title">ID: 2 - Dell Quod voluptatum accusantium fugit. Dolorem fugit est.</text:p>
      <text:p text:style-name="Standard">CPU: your.email+fakedata16601@gmail.com / Impedit at veritatis sint repellat sunt nesciunt voluptatem aperiam.</text:p>
      <text:p text:style-name="Standard">RAM: 4GB | Storage: None</text:p>
      <text:p text:style-name="Standard">Battery: YES | BIOS: Locked</text:p>
      <text:p text:style-name="Standard">Loc: Laboriosam accusantium provident rem eveniet labore.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